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instruction se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test</text:p>
          </table:table-cell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test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Lor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00-00-00</text:date>, <text:time style:data-style-name="N2" text:time-value="12:07:29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18T21:11:02.268000000</dc:date>
    <meta:editing-duration>P1DT5H35M29S</meta:editing-duration>
    <meta:editing-cycles>5</meta:editing-cycles>
    <meta:document-statistic meta:table-count="1" meta:cell-count="58" meta:object-count="0"/>
  </office:meta>
</office:document-meta>
</file>